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Pol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0001">
            <text:p>1000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6">
            <text:p>26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2">
            <text:p>4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16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26T16:28:21</dc:date>
    <dc:creator>gs </dc:creator>
    <meta:generator>OpenOffice.org/3.1$Linux OpenOffice.org_project/310m19$Build-9420</meta:generator>
    <meta:editing-duration>PT06H27M24S</meta:editing-duration>
    <meta:editing-cycles>157</meta:editing-cycles>
    <meta:document-statistic meta:table-count="1" meta:cell-count="2428" meta:object-count="0"/>
  </office:meta>
</office:document-meta>
</file>